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E870B8E01CEE9539.png" manifest:media-type="image/png"/>
  <manifest:file-entry manifest:full-path="Pictures/100004650000272A0000272AC95408E1E687A65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C95408E1E687A655.svg" xlink:type="simple" xlink:show="embed" xlink:actuate="onLoad" loext:mime-type="image/svg+xml"/><draw:image xlink:href="Pictures/100002010000017B0000017BE870B8E01CEE95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5:48.613449770</meta:creation-date>
    <dc:date>2021-12-22T11:36:17.130916520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